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86pt" svg:height="255.23pt" svg:x="27.3pt" svg:y="117.47pt">
            <loext:p draw:notify-on-update-of-ranges="Sheet1.A2:Sheet1.A2 Sheet1.A3:Sheet1.A8 Sheet1.B2:Sheet1.B2 Sheet1.B3:Sheet1.B8 Sheet1.C2:Sheet1.C2 Sheet1.C3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ab 6: Experimen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2649" calcext:value-type="float">
            <text:p>0.000002649</text:p>
          </table:table-cell>
          <table:table-cell table:style-name="ce1" office:value-type="float" office:value="0.000000927" calcext:value-type="float">
            <text:p>0.00000092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0378" calcext:value-type="float">
            <text:p>0.000000378</text:p>
          </table:table-cell>
          <table:table-cell table:style-name="ce1" office:value-type="float" office:value="0.000000073" calcext:value-type="float">
            <text:p>0.00000007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0987" calcext:value-type="float">
            <text:p>0.000000987</text:p>
          </table:table-cell>
          <table:table-cell table:style-name="ce1" office:value-type="float" office:value="0.000000066" calcext:value-type="float">
            <text:p>0.00000006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00006053" calcext:value-type="float">
            <text:p>0.000006053</text:p>
          </table:table-cell>
          <table:table-cell table:style-name="ce1" office:value-type="float" office:value="0.000000092" calcext:value-type="float">
            <text:p>0.00000009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" office:value-type="float" office:value="0.00005644" calcext:value-type="float">
            <text:p>0.00005644</text:p>
          </table:table-cell>
          <table:table-cell table:style-name="ce1" office:value-type="float" office:value="0.000000102" calcext:value-type="float">
            <text:p>0.000000102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00525938" calcext:value-type="float">
            <text:p>0.000525938</text:p>
          </table:table-cell>
          <table:table-cell table:style-name="ce1" office:value-type="float" office:value="0.000000092" calcext:value-type="float">
            <text:p>0.000000092</text:p>
          </table:table-cell>
          <table:table-cell/>
        </table:table-row>
        <table:table-row table:style-name="ro1" table:number-rows-repeated="23">
          <table:table-cell table:number-columns-repeated="4"/>
        </table:table-row>
        <table:table-row table:style-name="ro1">
          <table:table-cell office:value-type="string" calcext:value-type="string">
            <text:p>Our data tells us that it takes more time to prepend to a vector as it grows. </text:p>
          </table:table-cell>
          <table:table-cell table:number-columns-repeated="2"/>
          <table:table-cell office:value-type="string" calcext:value-type="string">
            <text:p>rows. The big oh notation for vector prepending is O(2^n).</text:p>
          </table:table-cell>
        </table:table-row>
        <table:table-row table:style-name="ro1">
          <table:table-cell office:value-type="string" calcext:value-type="string">
            <text:p>Our data indicates that the time required to prepend to a list is constant tim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me required remains unchanged if you are using a list as compared to a vector. This is because the underlying data structure in a vector is an array while a list uses Nodes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sh_front(): 0.000000070 Insert(): 0.000000070, It appears to be the same for both functions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3:44:19.462743953</meta:creation-date>
    <dc:date>2017-10-17T14:13:23.307187345</dc:date>
    <meta:editing-duration>PT8M38S</meta:editing-duration>
    <meta:editing-cycles>1</meta:editing-cycles>
    <meta:document-statistic meta:table-count="1" meta:cell-count="2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line" chart:style-name="ch1">
        <chart:legend chart:legend-position="end" svg:x="13.689cm" svg:y="3.954cm" style:legend-expansion="high" chart:style-name="ch2"/>
        <chart:plot-area chart:style-name="ch3" table:cell-range-address="Sheet1.A2:Sheet1.C8" chart:data-source-has-labels="both" svg:x="0.32cm" svg:y="0.18cm" svg:width="13.049cm" svg:height="8.645cm">
          <chartooo:coordinate-region svg:x="1.603cm" svg:y="0.379cm" svg:width="11.116cm" svg:height="7.799cm"/>
          <chart:axis chart:dimension="x" chart:name="primary-x" chart:style-name="ch4" chartooo:axis-type="auto">
            <chartooo:date-scale/>
            <chart:categories table:cell-range-address="Sheet1.A3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" chart:label-cell-address="Sheet1.B2:Sheet1.B2" chart:class="chart:line">
            <chart:data-point chart:repeated="6"/>
          </chart:series>
          <chart:series chart:style-name="ch7" chart:values-cell-range-address="Sheet1.C3:Sheet1.C8" chart:label-cell-address="Sheet1.C2:Sheet1.C2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or</text:p>
                <draw:g>
                  <svg:desc>Sheet1.B2:Sheet1.B2</svg:desc>
                </draw:g>
              </table:table-cell>
              <table:table-cell office:value-type="string">
                <text:p>Lis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3:Sheet1.A8</svg:desc>
                </draw:g>
              </table:table-cell>
              <table:table-cell office:value-type="float" office:value="0.000002649">
                <text:p>0.000002649</text:p>
                <draw:g>
                  <svg:desc>Sheet1.B3:Sheet1.B8</svg:desc>
                </draw:g>
              </table:table-cell>
              <table:table-cell office:value-type="float" office:value="0.000000927">
                <text:p>0.000000927</text:p>
                <draw:g>
                  <svg:desc>Sheet1.C3:Sheet1.C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378">
                <text:p>0.000000378</text:p>
              </table:table-cell>
              <table:table-cell office:value-type="float" office:value="0.000000073">
                <text:p>0.0000000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987">
                <text:p>0.000000987</text:p>
              </table:table-cell>
              <table:table-cell office:value-type="float" office:value="0.000000066">
                <text:p>0.00000006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6053">
                <text:p>0.000006053</text:p>
              </table:table-cell>
              <table:table-cell office:value-type="float" office:value="0.000000092">
                <text:p>0.00000009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5644">
                <text:p>0.00005644</text:p>
              </table:table-cell>
              <table:table-cell office:value-type="float" office:value="0.000000102">
                <text:p>0.00000010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525938">
                <text:p>0.000525938</text:p>
              </table:table-cell>
              <table:table-cell office:value-type="float" office:value="0.000000092">
                <text:p>0.000000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